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1"/>
        <table:table-column table:style-name="co4" table:default-cell-style-name="ce1"/>
        <table:table-column table:style-name="co4" table:default-cell-style-name="ce3"/>
        <table:table-row table:style-name="ro1">
          <table:table-cell office:value-type="string">
            <text:p>quartier_nr</text:p>
          </table:table-cell>
          <table:table-cell office:value-type="string">
            <text:p>quartier_name</text:p>
          </table:table-cell>
          <table:table-cell office:value-type="string">
            <text:p>med_inc2007</text:p>
          </table:table-cell>
          <table:table-cell office:value-type="string">
            <text:p>med_inc2008</text:p>
          </table:table-cell>
          <table:table-cell office:value-type="string">
            <text:p>med_inc2009</text:p>
          </table:table-cell>
          <table:table-cell office:value-type="string">
            <text:p>med_inc2010</text:p>
          </table:table-cell>
          <table:table-cell office:value-type="string">
            <text:p>med_inc2011</text:p>
          </table:table-cell>
          <table:table-cell office:value-type="string">
            <text:p>med_inc2012</text:p>
          </table:table-cell>
          <table:table-cell office:value-type="string">
            <text:p>trend</text:p>
          </table:table-cell>
          <table:table-cell office:value-type="string">
            <text:p>score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Fluntern</text:p>
          </table:table-cell>
          <table:table-cell office:value-type="float" office:value="68.4">
            <text:p>68.40</text:p>
          </table:table-cell>
          <table:table-cell office:value-type="float" office:value="66.2">
            <text:p>66.20</text:p>
          </table:table-cell>
          <table:table-cell office:value-type="float" office:value="65">
            <text:p>65.00</text:p>
          </table:table-cell>
          <table:table-cell office:value-type="float" office:value="69.5">
            <text:p>69.50</text:p>
          </table:table-cell>
          <table:table-cell office:value-type="float" office:value="69.4">
            <text:p>69.40</text:p>
          </table:table-cell>
          <table:table-cell office:value-type="float" office:value="70">
            <text:p>70.00</text:p>
          </table:table-cell>
          <table:table-cell table:formula="of:=TREND([.C2:.H2])" office:value-type="float" office:value="66.5047619047619">
            <text:p>66.50</text:p>
          </table:table-cell>
          <table:table-cell table:formula="of:=100*(([.I2]-34.6)/31.895238095)" office:value-type="float" office:value="100.029859660347">
            <text:p>1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indenhof</text:p>
          </table:table-cell>
          <table:table-cell office:value-type="float" office:value="60">
            <text:p>60.00</text:p>
          </table:table-cell>
          <table:table-cell office:value-type="float" office:value="56.7">
            <text:p>56.70</text:p>
          </table:table-cell>
          <table:table-cell office:value-type="float" office:value="56.65">
            <text:p>56.65</text:p>
          </table:table-cell>
          <table:table-cell office:value-type="float" office:value="57.05">
            <text:p>57.05</text:p>
          </table:table-cell>
          <table:table-cell office:value-type="float" office:value="58.95">
            <text:p>58.95</text:p>
          </table:table-cell>
          <table:table-cell office:value-type="float" office:value="56.5">
            <text:p>56.50</text:p>
          </table:table-cell>
          <table:table-cell table:formula="of:=TREND([.C3:.H3])" office:value-type="float" office:value="58.3809523809524">
            <text:p>58.38</text:p>
          </table:table-cell>
          <table:table-cell table:formula="of:=100*(([.I3]-34.6)/31.895238095)" office:value-type="float" office:value="74.5595700214583">
            <text:p>7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Hottingen</text:p>
          </table:table-cell>
          <table:table-cell office:value-type="float" office:value="58.9">
            <text:p>58.90</text:p>
          </table:table-cell>
          <table:table-cell office:value-type="float" office:value="56.4">
            <text:p>56.40</text:p>
          </table:table-cell>
          <table:table-cell office:value-type="float" office:value="55.15">
            <text:p>55.15</text:p>
          </table:table-cell>
          <table:table-cell office:value-type="float" office:value="57.9">
            <text:p>57.90</text:p>
          </table:table-cell>
          <table:table-cell office:value-type="float" office:value="60">
            <text:p>60.00</text:p>
          </table:table-cell>
          <table:table-cell office:value-type="float" office:value="59.55">
            <text:p>59.55</text:p>
          </table:table-cell>
          <table:table-cell table:formula="of:=TREND([.C4:.H4])" office:value-type="float" office:value="56.7833333333333">
            <text:p>56.78</text:p>
          </table:table-cell>
          <table:table-cell table:formula="of:=100*(([.I4]-34.6)/31.895238095)" office:value-type="float" office:value="69.550612123541">
            <text:p>7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Oberstrass</text:p>
          </table:table-cell>
          <table:table-cell office:value-type="float" office:value="58">
            <text:p>58.00</text:p>
          </table:table-cell>
          <table:table-cell office:value-type="float" office:value="55.9">
            <text:p>55.90</text:p>
          </table:table-cell>
          <table:table-cell office:value-type="float" office:value="54.3">
            <text:p>54.30</text:p>
          </table:table-cell>
          <table:table-cell office:value-type="float" office:value="56.3">
            <text:p>56.30</text:p>
          </table:table-cell>
          <table:table-cell office:value-type="float" office:value="58.25">
            <text:p>58.25</text:p>
          </table:table-cell>
          <table:table-cell office:value-type="float" office:value="57.7">
            <text:p>57.70</text:p>
          </table:table-cell>
          <table:table-cell table:formula="of:=TREND([.C5:.H5])" office:value-type="float" office:value="56.202380952381">
            <text:p>56.20</text:p>
          </table:table-cell>
          <table:table-cell table:formula="of:=100*(([.I5]-34.6)/31.895238095)" office:value-type="float" office:value="67.7291728879347">
            <text:p>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nge</text:p>
          </table:table-cell>
          <table:table-cell office:value-type="float" office:value="57.7">
            <text:p>57.70</text:p>
          </table:table-cell>
          <table:table-cell office:value-type="float" office:value="54.9">
            <text:p>54.90</text:p>
          </table:table-cell>
          <table:table-cell office:value-type="float" office:value="52.5">
            <text:p>52.50</text:p>
          </table:table-cell>
          <table:table-cell office:value-type="float" office:value="55.5">
            <text:p>55.50</text:p>
          </table:table-cell>
          <table:table-cell office:value-type="float" office:value="56.7">
            <text:p>56.70</text:p>
          </table:table-cell>
          <table:table-cell office:value-type="float" office:value="55.2">
            <text:p>55.20</text:p>
          </table:table-cell>
          <table:table-cell table:formula="of:=TREND([.C6:.H6])" office:value-type="float" office:value="55.7095238095238">
            <text:p>55.71</text:p>
          </table:table-cell>
          <table:table-cell table:formula="of:=100*(([.I6]-34.6)/31.895238095)" office:value-type="float" office:value="66.1839355036293">
            <text:p>6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Witikon</text:p>
          </table:table-cell>
          <table:table-cell office:value-type="float" office:value="57">
            <text:p>57.00</text:p>
          </table:table-cell>
          <table:table-cell office:value-type="float" office:value="55.4">
            <text:p>55.40</text:p>
          </table:table-cell>
          <table:table-cell office:value-type="float" office:value="54.8">
            <text:p>54.80</text:p>
          </table:table-cell>
          <table:table-cell office:value-type="float" office:value="55.9">
            <text:p>55.90</text:p>
          </table:table-cell>
          <table:table-cell office:value-type="float" office:value="58.1">
            <text:p>58.10</text:p>
          </table:table-cell>
          <table:table-cell office:value-type="float" office:value="58">
            <text:p>58.00</text:p>
          </table:table-cell>
          <table:table-cell table:formula="of:=TREND([.C7:.H7])" office:value-type="float" office:value="55.5190476190476">
            <text:p>55.52</text:p>
          </table:table-cell>
          <table:table-cell table:formula="of:=100*(([.I7]-34.6)/31.895238095)" office:value-type="float" office:value="65.5867423116272">
            <text:p>6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Höngg</text:p>
          </table:table-cell>
          <table:table-cell office:value-type="float" office:value="54.8">
            <text:p>54.80</text:p>
          </table:table-cell>
          <table:table-cell office:value-type="float" office:value="54.5">
            <text:p>54.50</text:p>
          </table:table-cell>
          <table:table-cell office:value-type="float" office:value="52.6">
            <text:p>52.60</text:p>
          </table:table-cell>
          <table:table-cell office:value-type="float" office:value="54.7">
            <text:p>54.70</text:p>
          </table:table-cell>
          <table:table-cell office:value-type="float" office:value="55.1">
            <text:p>55.10</text:p>
          </table:table-cell>
          <table:table-cell office:value-type="float" office:value="55">
            <text:p>55.00</text:p>
          </table:table-cell>
          <table:table-cell table:formula="of:=TREND([.C8:.H8])" office:value-type="float" office:value="54.1">
            <text:p>54.10</text:p>
          </table:table-cell>
          <table:table-cell table:formula="of:=100*(([.I8]-34.6)/31.895238095)" office:value-type="float" office:value="61.1376530312119">
            <text:p>6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Escher Wyss</text:p>
          </table:table-cell>
          <table:table-cell office:value-type="float" office:value="54.15">
            <text:p>54.15</text:p>
          </table:table-cell>
          <table:table-cell office:value-type="float" office:value="53.55">
            <text:p>53.55</text:p>
          </table:table-cell>
          <table:table-cell office:value-type="float" office:value="50.8">
            <text:p>50.80</text:p>
          </table:table-cell>
          <table:table-cell office:value-type="float" office:value="54.5">
            <text:p>54.50</text:p>
          </table:table-cell>
          <table:table-cell office:value-type="float" office:value="54">
            <text:p>54.00</text:p>
          </table:table-cell>
          <table:table-cell office:value-type="float" office:value="52.75">
            <text:p>52.75</text:p>
          </table:table-cell>
          <table:table-cell table:formula="of:=TREND([.C9:.H9])" office:value-type="float" office:value="53.4309523809524">
            <text:p>53.43</text:p>
          </table:table-cell>
          <table:table-cell table:formula="of:=100*(([.I9]-34.6)/31.895238095)" office:value-type="float" office:value="59.0400119443046">
            <text:p>5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eefeld</text:p>
          </table:table-cell>
          <table:table-cell office:value-type="float" office:value="55.9">
            <text:p>55.90</text:p>
          </table:table-cell>
          <table:table-cell office:value-type="float" office:value="51.8">
            <text:p>51.80</text:p>
          </table:table-cell>
          <table:table-cell office:value-type="float" office:value="50.65">
            <text:p>50.65</text:p>
          </table:table-cell>
          <table:table-cell table:number-columns-repeated="2" office:value-type="float" office:value="55">
            <text:p>55.00</text:p>
          </table:table-cell>
          <table:table-cell office:value-type="float" office:value="55.2">
            <text:p>55.20</text:p>
          </table:table-cell>
          <table:table-cell table:formula="of:=TREND([.C10:.H10])" office:value-type="float" office:value="53.1785714285714">
            <text:p>53.18</text:p>
          </table:table-cell>
          <table:table-cell table:formula="of:=100*(([.I10]-34.6)/31.895238095)" office:value-type="float" office:value="58.2487309649018">
            <text:p>5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Weinegg</text:p>
          </table:table-cell>
          <table:table-cell office:value-type="float" office:value="52">
            <text:p>52.00</text:p>
          </table:table-cell>
          <table:table-cell office:value-type="float" office:value="52.4">
            <text:p>52.40</text:p>
          </table:table-cell>
          <table:table-cell office:value-type="float" office:value="50.4">
            <text:p>50.40</text:p>
          </table:table-cell>
          <table:table-cell office:value-type="float" office:value="52.6">
            <text:p>52.60</text:p>
          </table:table-cell>
          <table:table-cell office:value-type="float" office:value="53.05">
            <text:p>53.05</text:p>
          </table:table-cell>
          <table:table-cell office:value-type="float" office:value="51.6">
            <text:p>51.60</text:p>
          </table:table-cell>
          <table:table-cell table:formula="of:=TREND([.C11:.H11])" office:value-type="float" office:value="51.8547619047619">
            <text:p>51.85</text:p>
          </table:table-cell>
          <table:table-cell table:formula="of:=100*(([.I11]-34.6)/31.895238095)" office:value-type="float" office:value="54.0982382804874">
            <text:p>5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ühlebach</text:p>
          </table:table-cell>
          <table:table-cell office:value-type="float" office:value="53.5">
            <text:p>53.50</text:p>
          </table:table-cell>
          <table:table-cell office:value-type="float" office:value="51">
            <text:p>51.00</text:p>
          </table:table-cell>
          <table:table-cell office:value-type="float" office:value="49.8">
            <text:p>49.80</text:p>
          </table:table-cell>
          <table:table-cell office:value-type="float" office:value="50">
            <text:p>50.00</text:p>
          </table:table-cell>
          <table:table-cell office:value-type="float" office:value="52.5">
            <text:p>52.50</text:p>
          </table:table-cell>
          <table:table-cell office:value-type="float" office:value="52.4">
            <text:p>52.40</text:p>
          </table:table-cell>
          <table:table-cell table:formula="of:=TREND([.C12:.H12])" office:value-type="float" office:value="51.5904761904762">
            <text:p>51.59</text:p>
          </table:table-cell>
          <table:table-cell table:formula="of:=100*(([.I12]-34.6)/31.895238095)" office:value-type="float" office:value="53.2696327265846">
            <text:p>5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Hirslanden</text:p>
          </table:table-cell>
          <table:table-cell office:value-type="float" office:value="51.6">
            <text:p>51.60</text:p>
          </table:table-cell>
          <table:table-cell office:value-type="float" office:value="50.1">
            <text:p>50.10</text:p>
          </table:table-cell>
          <table:table-cell office:value-type="float" office:value="49.9">
            <text:p>49.90</text:p>
          </table:table-cell>
          <table:table-cell office:value-type="float" office:value="50">
            <text:p>50.00</text:p>
          </table:table-cell>
          <table:table-cell office:value-type="float" office:value="51.7">
            <text:p>51.70</text:p>
          </table:table-cell>
          <table:table-cell office:value-type="float" office:value="52.9">
            <text:p>52.90</text:p>
          </table:table-cell>
          <table:table-cell table:formula="of:=TREND([.C13:.H13])" office:value-type="float" office:value="50.2190476190476">
            <text:p>50.22</text:p>
          </table:table-cell>
          <table:table-cell table:formula="of:=100*(([.I13]-34.6)/31.895238095)" office:value-type="float" office:value="48.9698417441697">
            <text:p>4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athaus</text:p>
          </table:table-cell>
          <table:table-cell office:value-type="float" office:value="50.2">
            <text:p>50.20</text:p>
          </table:table-cell>
          <table:table-cell office:value-type="float" office:value="48">
            <text:p>48.00</text:p>
          </table:table-cell>
          <table:table-cell office:value-type="float" office:value="47.3">
            <text:p>47.30</text:p>
          </table:table-cell>
          <table:table-cell office:value-type="float" office:value="47.2">
            <text:p>47.20</text:p>
          </table:table-cell>
          <table:table-cell office:value-type="float" office:value="47.75">
            <text:p>47.75</text:p>
          </table:table-cell>
          <table:table-cell office:value-type="float" office:value="49.1">
            <text:p>49.10</text:p>
          </table:table-cell>
          <table:table-cell table:formula="of:=TREND([.C14:.H14])" office:value-type="float" office:value="48.7119047619048">
            <text:p>48.71</text:p>
          </table:table-cell>
          <table:table-cell table:formula="of:=100*(([.I14]-34.6)/31.895238095)" office:value-type="float" office:value="44.2445506124533">
            <text:p>4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Unterstrass</text:p>
          </table:table-cell>
          <table:table-cell office:value-type="float" office:value="48.3">
            <text:p>48.30</text:p>
          </table:table-cell>
          <table:table-cell office:value-type="float" office:value="48.1">
            <text:p>48.10</text:p>
          </table:table-cell>
          <table:table-cell office:value-type="float" office:value="45.5">
            <text:p>45.50</text:p>
          </table:table-cell>
          <table:table-cell office:value-type="float" office:value="47.8">
            <text:p>47.80</text:p>
          </table:table-cell>
          <table:table-cell office:value-type="float" office:value="48.7">
            <text:p>48.70</text:p>
          </table:table-cell>
          <table:table-cell office:value-type="float" office:value="47.9">
            <text:p>47.90</text:p>
          </table:table-cell>
          <table:table-cell table:formula="of:=TREND([.C15:.H15])" office:value-type="float" office:value="47.5666666666667">
            <text:p>47.57</text:p>
          </table:table-cell>
          <table:table-cell table:formula="of:=100*(([.I15]-34.6)/31.895238095)" office:value-type="float" office:value="40.6539265455409">
            <text:p>4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ity</text:p>
          </table:table-cell>
          <table:table-cell office:value-type="float" office:value="49">
            <text:p>49.00</text:p>
          </table:table-cell>
          <table:table-cell office:value-type="float" office:value="46">
            <text:p>46.00</text:p>
          </table:table-cell>
          <table:table-cell office:value-type="float" office:value="40">
            <text:p>40.00</text:p>
          </table:table-cell>
          <table:table-cell office:value-type="float" office:value="42.9">
            <text:p>42.90</text:p>
          </table:table-cell>
          <table:table-cell office:value-type="float" office:value="40.9">
            <text:p>40.90</text:p>
          </table:table-cell>
          <table:table-cell office:value-type="float" office:value="38.6">
            <text:p>38.60</text:p>
          </table:table-cell>
          <table:table-cell table:formula="of:=TREND([.C16:.H16])" office:value-type="float" office:value="47.5">
            <text:p>47.50</text:p>
          </table:table-cell>
          <table:table-cell table:formula="of:=100*(([.I16]-34.6)/31.895238095)" office:value-type="float" office:value="40.4449089283401">
            <text:p>4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Oerlikon</text:p>
          </table:table-cell>
          <table:table-cell office:value-type="float" office:value="47.6">
            <text:p>47.60</text:p>
          </table:table-cell>
          <table:table-cell office:value-type="float" office:value="47.4">
            <text:p>47.40</text:p>
          </table:table-cell>
          <table:table-cell office:value-type="float" office:value="44.8">
            <text:p>44.80</text:p>
          </table:table-cell>
          <table:table-cell office:value-type="float" office:value="46">
            <text:p>46.00</text:p>
          </table:table-cell>
          <table:table-cell table:number-columns-repeated="2" office:value-type="float" office:value="46.5">
            <text:p>46.50</text:p>
          </table:table-cell>
          <table:table-cell table:formula="of:=TREND([.C17:.H17])" office:value-type="float" office:value="46.9666666666667">
            <text:p>46.97</text:p>
          </table:table-cell>
          <table:table-cell table:formula="of:=100*(([.I17]-34.6)/31.895238095)" office:value-type="float" office:value="38.7727679907343">
            <text:p>3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Wollishofen</text:p>
          </table:table-cell>
          <table:table-cell office:value-type="float" office:value="47.1">
            <text:p>47.10</text:p>
          </table:table-cell>
          <table:table-cell office:value-type="float" office:value="46.6">
            <text:p>46.60</text:p>
          </table:table-cell>
          <table:table-cell office:value-type="float" office:value="45">
            <text:p>45.00</text:p>
          </table:table-cell>
          <table:table-cell office:value-type="float" office:value="46.1">
            <text:p>46.10</text:p>
          </table:table-cell>
          <table:table-cell office:value-type="float" office:value="46.8">
            <text:p>46.80</text:p>
          </table:table-cell>
          <table:table-cell office:value-type="float" office:value="46.6">
            <text:p>46.60</text:p>
          </table:table-cell>
          <table:table-cell table:formula="of:=TREND([.C18:.H18])" office:value-type="float" office:value="46.4238095238095">
            <text:p>46.42</text:p>
          </table:table-cell>
          <table:table-cell table:formula="of:=100*(([.I18]-34.6)/31.895238095)" office:value-type="float" office:value="37.0707673935284">
            <text:p>3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lt-Wiedikon</text:p>
          </table:table-cell>
          <table:table-cell office:value-type="float" office:value="47.1">
            <text:p>47.10</text:p>
          </table:table-cell>
          <table:table-cell office:value-type="float" office:value="46.9">
            <text:p>46.90</text:p>
          </table:table-cell>
          <table:table-cell office:value-type="float" office:value="45">
            <text:p>45.00</text:p>
          </table:table-cell>
          <table:table-cell office:value-type="float" office:value="47.1">
            <text:p>47.10</text:p>
          </table:table-cell>
          <table:table-cell table:number-columns-repeated="2" office:value-type="float" office:value="48.7">
            <text:p>48.70</text:p>
          </table:table-cell>
          <table:table-cell table:formula="of:=TREND([.C19:.H19])" office:value-type="float" office:value="46.1428571428571">
            <text:p>46.14</text:p>
          </table:table-cell>
          <table:table-cell table:formula="of:=100*(([.I19]-34.6)/31.895238095)" office:value-type="float" office:value="36.1899074353254">
            <text:p>3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eimbach</text:p>
          </table:table-cell>
          <table:table-cell office:value-type="float" office:value="46.2">
            <text:p>46.20</text:p>
          </table:table-cell>
          <table:table-cell office:value-type="float" office:value="46.8">
            <text:p>46.80</text:p>
          </table:table-cell>
          <table:table-cell office:value-type="float" office:value="45.1">
            <text:p>45.10</text:p>
          </table:table-cell>
          <table:table-cell office:value-type="float" office:value="48.1">
            <text:p>48.10</text:p>
          </table:table-cell>
          <table:table-cell office:value-type="float" office:value="47">
            <text:p>47.00</text:p>
          </table:table-cell>
          <table:table-cell office:value-type="float" office:value="47.45">
            <text:p>47.45</text:p>
          </table:table-cell>
          <table:table-cell table:formula="of:=TREND([.C20:.H20])" office:value-type="float" office:value="46.0714285714286">
            <text:p>46.07</text:p>
          </table:table-cell>
          <table:table-cell table:formula="of:=100*(([.I20]-34.6)/31.895238095)" office:value-type="float" office:value="35.9659599883246">
            <text:p>3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Albisrieden</text:p>
          </table:table-cell>
          <table:table-cell office:value-type="float" office:value="45.4">
            <text:p>45.40</text:p>
          </table:table-cell>
          <table:table-cell office:value-type="float" office:value="45.6">
            <text:p>45.60</text:p>
          </table:table-cell>
          <table:table-cell office:value-type="float" office:value="44.9">
            <text:p>44.90</text:p>
          </table:table-cell>
          <table:table-cell office:value-type="float" office:value="46.3">
            <text:p>46.30</text:p>
          </table:table-cell>
          <table:table-cell office:value-type="float" office:value="47">
            <text:p>47.00</text:p>
          </table:table-cell>
          <table:table-cell office:value-type="float" office:value="47.3">
            <text:p>47.30</text:p>
          </table:table-cell>
          <table:table-cell table:formula="of:=TREND([.C21:.H21])" office:value-type="float" office:value="45.0047619047619">
            <text:p>45.00</text:p>
          </table:table-cell>
          <table:table-cell table:formula="of:=100*(([.I21]-34.6)/31.895238095)" office:value-type="float" office:value="32.621678113113">
            <text:p>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ochschulen</text:p>
          </table:table-cell>
          <table:table-cell office:value-type="float" office:value="46.7">
            <text:p>46.70</text:p>
          </table:table-cell>
          <table:table-cell office:value-type="float" office:value="45">
            <text:p>45.00</text:p>
          </table:table-cell>
          <table:table-cell office:value-type="float" office:value="42.6">
            <text:p>42.60</text:p>
          </table:table-cell>
          <table:table-cell office:value-type="float" office:value="40.65">
            <text:p>40.65</text:p>
          </table:table-cell>
          <table:table-cell office:value-type="float" office:value="43.7">
            <text:p>43.70</text:p>
          </table:table-cell>
          <table:table-cell office:value-type="float" office:value="45">
            <text:p>45.00</text:p>
          </table:table-cell>
          <table:table-cell table:formula="of:=TREND([.C22:.H22])" office:value-type="float" office:value="44.9666666666667">
            <text:p>44.97</text:p>
          </table:table-cell>
          <table:table-cell table:formula="of:=100*(([.I22]-34.6)/31.895238095)" office:value-type="float" office:value="32.5022394747126">
            <text:p>3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Wipkingen</text:p>
          </table:table-cell>
          <table:table-cell table:number-columns-repeated="2" office:value-type="float" office:value="45">
            <text:p>45.00</text:p>
          </table:table-cell>
          <table:table-cell office:value-type="float" office:value="42">
            <text:p>42.00</text:p>
          </table:table-cell>
          <table:table-cell office:value-type="float" office:value="43.8">
            <text:p>43.80</text:p>
          </table:table-cell>
          <table:table-cell office:value-type="float" office:value="45.1">
            <text:p>45.10</text:p>
          </table:table-cell>
          <table:table-cell office:value-type="float" office:value="45.3">
            <text:p>45.30</text:p>
          </table:table-cell>
          <table:table-cell table:formula="of:=TREND([.C23:.H23])" office:value-type="float" office:value="44.1095238095238">
            <text:p>44.11</text:p>
          </table:table-cell>
          <table:table-cell table:formula="of:=100*(([.I23]-34.6)/31.895238095)" office:value-type="float" office:value="29.8148701107033">
            <text:p>3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Affoltern</text:p>
          </table:table-cell>
          <table:table-cell office:value-type="float" office:value="44">
            <text:p>44.00</text:p>
          </table:table-cell>
          <table:table-cell office:value-type="float" office:value="44.2">
            <text:p>44.20</text:p>
          </table:table-cell>
          <table:table-cell office:value-type="float" office:value="42.9">
            <text:p>42.90</text:p>
          </table:table-cell>
          <table:table-cell office:value-type="float" office:value="43.9">
            <text:p>43.90</text:p>
          </table:table-cell>
          <table:table-cell office:value-type="float" office:value="44.6">
            <text:p>44.60</text:p>
          </table:table-cell>
          <table:table-cell office:value-type="float" office:value="44.5">
            <text:p>44.50</text:p>
          </table:table-cell>
          <table:table-cell table:formula="of:=TREND([.C24:.H24])" office:value-type="float" office:value="43.6809523809524">
            <text:p>43.68</text:p>
          </table:table-cell>
          <table:table-cell table:formula="of:=100*(([.I24]-34.6)/31.895238095)" office:value-type="float" office:value="28.4711854286987">
            <text:p>2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Altstetten</text:p>
          </table:table-cell>
          <table:table-cell office:value-type="float" office:value="43.3">
            <text:p>43.30</text:p>
          </table:table-cell>
          <table:table-cell office:value-type="float" office:value="43.6">
            <text:p>43.60</text:p>
          </table:table-cell>
          <table:table-cell office:value-type="float" office:value="41.9">
            <text:p>41.90</text:p>
          </table:table-cell>
          <table:table-cell office:value-type="float" office:value="42.9">
            <text:p>42.90</text:p>
          </table:table-cell>
          <table:table-cell office:value-type="float" office:value="43.6">
            <text:p>43.60</text:p>
          </table:table-cell>
          <table:table-cell office:value-type="float" office:value="43.1">
            <text:p>43.10</text:p>
          </table:table-cell>
          <table:table-cell table:formula="of:=TREND([.C25:.H25])" office:value-type="float" office:value="43.0666666666667">
            <text:p>43.07</text:p>
          </table:table-cell>
          <table:table-cell table:formula="of:=100*(([.I25]-34.6)/31.895238095)" office:value-type="float" office:value="26.545237384492">
            <text:p>2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Seebach</text:p>
          </table:table-cell>
          <table:table-cell office:value-type="float" office:value="41.8">
            <text:p>41.80</text:p>
          </table:table-cell>
          <table:table-cell office:value-type="float" office:value="41.6">
            <text:p>41.60</text:p>
          </table:table-cell>
          <table:table-cell office:value-type="float" office:value="40">
            <text:p>40.00</text:p>
          </table:table-cell>
          <table:table-cell office:value-type="float" office:value="40.8">
            <text:p>40.80</text:p>
          </table:table-cell>
          <table:table-cell office:value-type="float" office:value="41">
            <text:p>41.00</text:p>
          </table:table-cell>
          <table:table-cell office:value-type="float" office:value="41.1">
            <text:p>41.10</text:p>
          </table:table-cell>
          <table:table-cell table:formula="of:=TREND([.C26:.H26])" office:value-type="float" office:value="41.3714285714286">
            <text:p>41.37</text:p>
          </table:table-cell>
          <table:table-cell table:formula="of:=100*(([.I26]-34.6)/31.895238095)" office:value-type="float" office:value="21.2302179756735">
            <text:p>2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Friesenberg</text:p>
          </table:table-cell>
          <table:table-cell office:value-type="float" office:value="42">
            <text:p>42.00</text:p>
          </table:table-cell>
          <table:table-cell office:value-type="float" office:value="41.2">
            <text:p>41.20</text:p>
          </table:table-cell>
          <table:table-cell office:value-type="float" office:value="40">
            <text:p>40.00</text:p>
          </table:table-cell>
          <table:table-cell office:value-type="float" office:value="40.8">
            <text:p>40.80</text:p>
          </table:table-cell>
          <table:table-cell office:value-type="float" office:value="41.5">
            <text:p>41.50</text:p>
          </table:table-cell>
          <table:table-cell office:value-type="float" office:value="41.6">
            <text:p>41.60</text:p>
          </table:table-cell>
          <table:table-cell table:formula="of:=TREND([.C27:.H27])" office:value-type="float" office:value="41.2047619047619">
            <text:p>41.20</text:p>
          </table:table-cell>
          <table:table-cell table:formula="of:=100*(([.I27]-34.6)/31.895238095)" office:value-type="float" office:value="20.7076739326717">
            <text:p>2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Werd</text:p>
          </table:table-cell>
          <table:table-cell office:value-type="float" office:value="42.3">
            <text:p>42.30</text:p>
          </table:table-cell>
          <table:table-cell office:value-type="float" office:value="40.8">
            <text:p>40.80</text:p>
          </table:table-cell>
          <table:table-cell office:value-type="float" office:value="40">
            <text:p>40.00</text:p>
          </table:table-cell>
          <table:table-cell office:value-type="float" office:value="41.3">
            <text:p>41.30</text:p>
          </table:table-cell>
          <table:table-cell office:value-type="float" office:value="42.8">
            <text:p>42.80</text:p>
          </table:table-cell>
          <table:table-cell office:value-type="float" office:value="41.6">
            <text:p>41.60</text:p>
          </table:table-cell>
          <table:table-cell table:formula="of:=TREND([.C28:.H28])" office:value-type="float" office:value="41.1952380952381">
            <text:p>41.20</text:p>
          </table:table-cell>
          <table:table-cell table:formula="of:=100*(([.I28]-34.6)/31.895238095)" office:value-type="float" office:value="20.6778142730716">
            <text:p>2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Gewerbeschule</text:p>
          </table:table-cell>
          <table:table-cell office:value-type="float" office:value="41.55">
            <text:p>41.55</text:p>
          </table:table-cell>
          <table:table-cell office:value-type="float" office:value="40.9">
            <text:p>40.90</text:p>
          </table:table-cell>
          <table:table-cell office:value-type="float" office:value="39.9">
            <text:p>39.90</text:p>
          </table:table-cell>
          <table:table-cell office:value-type="float" office:value="40.5">
            <text:p>40.50</text:p>
          </table:table-cell>
          <table:table-cell table:number-columns-repeated="2" office:value-type="float" office:value="40.2">
            <text:p>40.20</text:p>
          </table:table-cell>
          <table:table-cell table:formula="of:=TREND([.C29:.H29])" office:value-type="float" office:value="41.1309523809524">
            <text:p>41.13</text:p>
          </table:table-cell>
          <table:table-cell table:formula="of:=100*(([.I29]-34.6)/31.895238095)" office:value-type="float" office:value="20.4762615707709">
            <text:p>2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ihlfeld</text:p>
          </table:table-cell>
          <table:table-cell office:value-type="float" office:value="40.3">
            <text:p>40.30</text:p>
          </table:table-cell>
          <table:table-cell office:value-type="float" office:value="40">
            <text:p>40.00</text:p>
          </table:table-cell>
          <table:table-cell office:value-type="float" office:value="38.4">
            <text:p>38.40</text:p>
          </table:table-cell>
          <table:table-cell office:value-type="float" office:value="39.9">
            <text:p>39.90</text:p>
          </table:table-cell>
          <table:table-cell table:number-columns-repeated="2" office:value-type="float" office:value="40">
            <text:p>40.00</text:p>
          </table:table-cell>
          <table:table-cell table:formula="of:=TREND([.C30:.H30])" office:value-type="float" office:value="39.7666666666667">
            <text:p>39.77</text:p>
          </table:table-cell>
          <table:table-cell table:formula="of:=100*(([.I30]-34.6)/31.895238095)" office:value-type="float" office:value="16.1988653330561">
            <text:p>1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aatlen</text:p>
          </table:table-cell>
          <table:table-cell office:value-type="float" office:value="39.7">
            <text:p>39.70</text:p>
          </table:table-cell>
          <table:table-cell office:value-type="float" office:value="39.9">
            <text:p>39.90</text:p>
          </table:table-cell>
          <table:table-cell office:value-type="float" office:value="38.45">
            <text:p>38.45</text:p>
          </table:table-cell>
          <table:table-cell office:value-type="float" office:value="39.3">
            <text:p>39.30</text:p>
          </table:table-cell>
          <table:table-cell office:value-type="float" office:value="38.8">
            <text:p>38.80</text:p>
          </table:table-cell>
          <table:table-cell office:value-type="float" office:value="39.2">
            <text:p>39.20</text:p>
          </table:table-cell>
          <table:table-cell table:formula="of:=TREND([.C31:.H31])" office:value-type="float" office:value="39.5785714285714">
            <text:p>39.58</text:p>
          </table:table-cell>
          <table:table-cell table:formula="of:=100*(([.I31]-34.6)/31.895238095)" office:value-type="float" office:value="15.6091370559541">
            <text:p>1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Hirzenbach</text:p>
          </table:table-cell>
          <table:table-cell office:value-type="float" office:value="37.7">
            <text:p>37.70</text:p>
          </table:table-cell>
          <table:table-cell office:value-type="float" office:value="37.8">
            <text:p>37.80</text:p>
          </table:table-cell>
          <table:table-cell office:value-type="float" office:value="36">
            <text:p>36.00</text:p>
          </table:table-cell>
          <table:table-cell office:value-type="float" office:value="36.8">
            <text:p>36.80</text:p>
          </table:table-cell>
          <table:table-cell office:value-type="float" office:value="36.9">
            <text:p>36.90</text:p>
          </table:table-cell>
          <table:table-cell office:value-type="float" office:value="36.7">
            <text:p>36.70</text:p>
          </table:table-cell>
          <table:table-cell table:formula="of:=TREND([.C32:.H32])" office:value-type="float" office:value="37.4761904761905">
            <text:p>37.48</text:p>
          </table:table-cell>
          <table:table-cell table:formula="of:=100*(([.I32]-34.6)/31.895238095)" office:value-type="float" office:value="9.01761719923126">
            <text:p>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Schwamendingen-Mitte</text:p>
          </table:table-cell>
          <table:table-cell office:value-type="float" office:value="37.1">
            <text:p>37.10</text:p>
          </table:table-cell>
          <table:table-cell office:value-type="float" office:value="37.5">
            <text:p>37.50</text:p>
          </table:table-cell>
          <table:table-cell office:value-type="float" office:value="36.7">
            <text:p>36.70</text:p>
          </table:table-cell>
          <table:table-cell office:value-type="float" office:value="37.3">
            <text:p>37.30</text:p>
          </table:table-cell>
          <table:table-cell office:value-type="float" office:value="37.5">
            <text:p>37.50</text:p>
          </table:table-cell>
          <table:table-cell office:value-type="float" office:value="36.3">
            <text:p>36.30</text:p>
          </table:table-cell>
          <table:table-cell table:formula="of:=TREND([.C33:.H33])" office:value-type="float" office:value="37.3095238095238">
            <text:p>37.31</text:p>
          </table:table-cell>
          <table:table-cell table:formula="of:=100*(([.I33]-34.6)/31.895238095)" office:value-type="float" office:value="8.49507315622943">
            <text:p>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Langstrasse</text:p>
          </table:table-cell>
          <table:table-cell office:value-type="float" office:value="36.4">
            <text:p>36.40</text:p>
          </table:table-cell>
          <table:table-cell office:value-type="float" office:value="36.7">
            <text:p>36.70</text:p>
          </table:table-cell>
          <table:table-cell office:value-type="float" office:value="35.8">
            <text:p>35.80</text:p>
          </table:table-cell>
          <table:table-cell office:value-type="float" office:value="37.6">
            <text:p>37.60</text:p>
          </table:table-cell>
          <table:table-cell office:value-type="float" office:value="37.9">
            <text:p>37.90</text:p>
          </table:table-cell>
          <table:table-cell office:value-type="float" office:value="38.1">
            <text:p>38.10</text:p>
          </table:table-cell>
          <table:table-cell table:formula="of:=TREND([.C34:.H34])" office:value-type="float" office:value="36.0904761904762">
            <text:p>36.09</text:p>
          </table:table-cell>
          <table:table-cell table:formula="of:=100*(([.I34]-34.6)/31.895238095)" office:value-type="float" office:value="4.6730367274162">
            <text:p>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Hard</text:p>
          </table:table-cell>
          <table:table-cell office:value-type="float" office:value="34.7">
            <text:p>34.70</text:p>
          </table:table-cell>
          <table:table-cell office:value-type="float" office:value="35.4">
            <text:p>35.40</text:p>
          </table:table-cell>
          <table:table-cell office:value-type="float" office:value="33.5">
            <text:p>33.50</text:p>
          </table:table-cell>
          <table:table-cell office:value-type="float" office:value="35">
            <text:p>35.00</text:p>
          </table:table-cell>
          <table:table-cell office:value-type="float" office:value="35.6">
            <text:p>35.60</text:p>
          </table:table-cell>
          <table:table-cell office:value-type="float" office:value="35">
            <text:p>35.00</text:p>
          </table:table-cell>
          <table:table-cell table:formula="of:=TREND([.C35:.H35])" office:value-type="float" office:value="34.6095238095238">
            <text:p>34.61</text:p>
          </table:table-cell>
          <table:table-cell table:formula="of:=100*(([.I35]-34.6)/31.895238095)" office:value-type="float" office:value="0.0298596596000922">
            <text:p>0</text:p>
          </table:table-cell>
        </table:table-row>
        <table:table-row table:style-name="ro2">
          <table:table-cell table:number-columns-repeated="7"/>
          <table:table-cell office:value-type="string">
            <text:p>min</text:p>
          </table:table-cell>
          <table:table-cell table:style-name="ce2" table:formula="of:=MIN([.I2:.I35])" office:value-type="float" office:value="34.6095238095238">
            <text:p>34.61</text:p>
          </table:table-cell>
          <table:table-cell/>
        </table:table-row>
        <table:table-row table:style-name="ro2">
          <table:table-cell table:number-columns-repeated="7"/>
          <table:table-cell office:value-type="string">
            <text:p>max</text:p>
          </table:table-cell>
          <table:table-cell table:style-name="ce2" table:formula="of:=MAX([.I2:.I35])" office:value-type="float" office:value="66.5047619047619">
            <text:p>66.5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iff</text:p>
          </table:table-cell>
          <table:table-cell table:formula="of:=[.I37]-[.I36]" office:value-type="float" office:value="31.8952380952381">
            <text:p>31.90</text:p>
          </table:table-cell>
          <table:table-cell/>
        </table:table-row>
        <table:table-row table:style-name="ro2" table:number-rows-repeated="1048537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2:Sheet1.AMI35" table:contains-header="false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31T22:53:16</dc:date>
    <dc:creator>Oleg </dc:creator>
    <meta:document-statistic meta:table-count="1" meta:cell-count="356" meta:object-count="0"/>
    <meta:generator>LibreOffice/3.6$Linux_X86_64 LibreOffice_project/360m1$Build-2</meta:generator>
  </office:meta>
</office:document-meta>
</file>